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666666"/>
    </style:style>
    <style:style style:name="P2" style:family="paragraph" style:parent-style-name="Standard">
      <style:text-properties fo:color="#000000"/>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text-properties fo:color="#ff4000"/>
    </style:style>
    <style:style style:name="P5" style:family="paragraph" style:parent-style-name="Standard">
      <style:text-properties officeooo:paragraph-rsid="00192e54"/>
    </style:style>
    <style:style style:name="P6" style:family="paragraph" style:parent-style-name="Standard">
      <style:paragraph-properties fo:text-align="justify" style:justify-single-word="false"/>
    </style:style>
    <style:style style:name="P7" style:family="paragraph" style:parent-style-name="Normal">
      <style:paragraph-properties fo:text-align="justify" style:justify-single-word="false"/>
    </style:style>
    <style:style style:name="P8" style:family="paragraph" style:parent-style-name="Standard" style:master-page-name="">
      <loext:graphic-properties draw:fill="none"/>
      <style:paragraph-properties fo:margin-left="0.5in" fo:margin-right="0.5in" fo:text-align="justify" style:justify-single-word="false" fo:orphans="2" fo:widows="2" fo:hyphenation-ladder-count="no-limit" fo:text-indent="0in" style:auto-text-indent="false" style:page-number="auto" fo:background-color="transparent" style:text-autospace="ideograph-alpha"/>
      <style:text-properties fo:hyphenate="false" loext:hyphenation-no-caps="false"/>
    </style:style>
    <style:style style:name="P9" style:family="paragraph" style:parent-style-name="Text_20_body">
      <style:paragraph-properties fo:text-align="justify" style:justify-single-word="false"/>
      <style:text-properties officeooo:paragraph-rsid="0025bd80"/>
    </style:style>
    <style:style style:name="P10" style:family="paragraph" style:parent-style-name="Heading_20_1" style:list-style-name="LS1" style:master-page-name="Standard">
      <style:paragraph-properties style:page-number="auto"/>
      <style:text-properties style:font-name="Liberation Sans" fo:font-size="18pt" fo:font-weight="bold" officeooo:rsid="001a5a7a" officeooo:paragraph-rsid="001a5a7a" style:letter-kerning="true" style:font-name-asian="Noto Sans CJK SC" style:font-size-asian="18pt" style:font-weight-asian="bold" style:font-name-complex="Lohit Devanagari" style:font-size-complex="18pt" style:font-weight-complex="bold"/>
    </style:style>
    <style:style style:name="P11" style:family="paragraph" style:parent-style-name="Heading_20_2" style:list-style-name="LS1">
      <style:text-properties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27670d"/>
    </style:style>
    <style:style style:name="P14" style:family="paragraph" style:parent-style-name="Standard">
      <style:paragraph-properties fo:text-align="justify" style:justify-single-word="false"/>
      <style:text-properties officeooo:paragraph-rsid="002a7589"/>
    </style:style>
    <style:style style:name="T1" style:family="text">
      <style:text-properties fo:font-style="normal" style:font-style-asian="normal" style:font-style-complex="normal"/>
    </style:style>
    <style:style style:name="T2" style:family="text">
      <style:text-properties fo:font-style="normal" officeooo:rsid="00192e54" style:font-style-asian="normal" style:font-style-complex="normal"/>
    </style:style>
    <style:style style:name="T3" style:family="text">
      <style:text-properties fo:font-style="normal" officeooo:rsid="0027670d" style:font-style-asian="normal" style:font-style-complex="normal"/>
    </style:style>
    <style:style style:name="T4" style:family="text">
      <style:text-properties fo:color="#000000"/>
    </style:style>
    <style:style style:name="T5" style:family="text">
      <style:text-properties fo:color="#000000" officeooo:rsid="001db443"/>
    </style:style>
    <style:style style:name="T6" style:family="text">
      <style:text-properties fo:color="#000000" fo:font-size="12pt" officeooo:rsid="001db443" style:letter-kerning="true" style:font-size-asian="12pt" style:font-size-complex="12pt"/>
    </style:style>
    <style:style style:name="T7" style:family="text">
      <style:text-properties fo:color="#000000" fo:font-size="12pt" officeooo:rsid="002a7589" style:letter-kerning="true" style:font-size-asian="12pt" style:font-size-complex="12pt"/>
    </style:style>
    <style:style style:name="T8" style:family="text">
      <style:text-properties fo:font-size="12pt" officeooo:rsid="00188b67" style:letter-kerning="true" style:font-size-asian="12pt" style:font-size-complex="12pt"/>
    </style:style>
    <style:style style:name="T9" style:family="text">
      <style:text-properties fo:font-size="12pt" officeooo:rsid="00192e54" style:letter-kerning="true" style:font-size-asian="12pt" style:font-size-complex="12pt"/>
    </style:style>
    <style:style style:name="T10" style:family="text">
      <style:text-properties fo:font-size="12pt" officeooo:rsid="001babc8" style:letter-kerning="true" style:font-size-asian="12pt" style:font-size-complex="12pt"/>
    </style:style>
    <style:style style:name="T11" style:family="text">
      <style:text-properties fo:font-size="12pt" officeooo:rsid="001d8019" style:letter-kerning="true" style:font-size-asian="12pt" style:font-size-complex="12pt"/>
    </style:style>
    <style:style style:name="T12" style:family="text">
      <style:text-properties fo:font-size="12pt" officeooo:rsid="001db443" style:letter-kerning="true" style:font-size-asian="12pt" style:font-size-complex="12pt"/>
    </style:style>
    <style:style style:name="T13" style:family="text">
      <style:text-properties fo:font-size="12pt" officeooo:rsid="002259f7" style:letter-kerning="true" style:font-size-asian="12pt" style:font-size-complex="12pt"/>
    </style:style>
    <style:style style:name="T14" style:family="text">
      <style:text-properties fo:font-size="12pt" officeooo:rsid="0025bd80" style:letter-kerning="true" style:font-size-asian="12pt" style:font-size-complex="12pt"/>
    </style:style>
    <style:style style:name="T15" style:family="text">
      <style:text-properties fo:font-size="12pt" officeooo:rsid="00281b43" style:letter-kerning="true" style:font-size-asian="12pt" style:font-size-complex="12pt"/>
    </style:style>
    <style:style style:name="T16" style:family="text">
      <style:text-properties fo:font-size="12pt" officeooo:rsid="002a7589" style:letter-kerning="true" style:font-size-asian="12pt" style:font-size-complex="12pt"/>
    </style:style>
    <style:style style:name="T17" style:family="text">
      <style:text-properties fo:font-size="12pt" officeooo:rsid="002abcfd" style:letter-kerning="true" style:font-size-asian="12pt" style:font-size-complex="12pt"/>
    </style:style>
    <style:style style:name="T18" style:family="text">
      <style:text-properties fo:font-size="12pt" officeooo:rsid="002c4ed1" style:letter-kerning="true" style:font-size-asian="12pt" style:font-size-complex="12pt"/>
    </style:style>
    <style:style style:name="T19" style:family="text">
      <style:text-properties fo:font-size="12pt" fo:font-style="italic" officeooo:rsid="00192e54" style:letter-kerning="true" style:font-size-asian="12pt" style:font-style-asian="italic" style:font-size-complex="12pt" style:font-style-complex="italic"/>
    </style:style>
    <style:style style:name="T20" style:family="text">
      <style:text-properties fo:font-size="12pt" fo:font-style="normal" officeooo:rsid="00192e54" style:letter-kerning="true" style:font-size-asian="12pt" style:font-style-asian="normal" style:font-size-complex="12pt" style:font-style-complex="normal"/>
    </style:style>
    <style:style style:name="T21" style:family="text">
      <style:text-properties fo:font-size="12pt" fo:font-style="normal" officeooo:rsid="001db443" style:letter-kerning="true" style:font-size-asian="12pt" style:font-style-asian="normal" style:font-size-complex="12pt" style:font-style-complex="normal"/>
    </style:style>
    <style:style style:name="T22" style:family="text">
      <style:text-properties fo:font-style="italic" style:font-style-asian="italic" style:font-style-complex="italic"/>
    </style:style>
    <style:style style:name="T23" style:family="text">
      <style:text-properties fo:font-style="italic" officeooo:rsid="00192e54" style:font-style-asian="italic" style:font-style-complex="italic"/>
    </style:style>
    <style:style style:name="T24" style:family="text">
      <style:text-properties officeooo:rsid="0020716a"/>
    </style:style>
    <style:style style:name="T25" style:family="text">
      <style:text-properties officeooo:rsid="002259f7"/>
    </style:style>
    <style:style style:name="T26" style:family="text">
      <style:text-properties officeooo:rsid="00225de6"/>
    </style:style>
    <style:style style:name="T27" style:family="text">
      <style:text-properties officeooo:rsid="0025bd80"/>
    </style:style>
    <style:style style:name="T28" style:family="text">
      <style:text-properties officeooo:rsid="0027670d"/>
    </style:style>
    <style:style style:name="T29" style:family="text">
      <style:text-properties officeooo:rsid="00281b43"/>
    </style:style>
    <style:style style:name="T30" style:family="text">
      <style:text-properties officeooo:rsid="002a7589"/>
    </style:style>
    <style:style style:name="T31" style:family="text">
      <style:text-properties officeooo:rsid="002abcfd"/>
    </style:style>
    <style:style style:name="T32" style:family="text">
      <style:text-properties officeooo:rsid="002c4e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71075" text:style-name="LS1">
        <text:list-item>
          <text:h text:style-name="P10" text:outline-level="1">Documentation</text:h>
        </text:list-item>
      </text:list>
      <text:p text:style-name="Standard"/>
      <text:p text:style-name="P8">"Behind all of the manifestations of the eerie, the central enigma at its core is the problem of agency. In the case of the failure of absence, the question concerns the existence of agency as such. Is there a deliberate agent here at all? Are we being watched by an entity that has not yet revealed itself? In the case of the failure of presence, the question concerns the particular nature of the agent at work."<text:note text:id="ftn1" text:note-class="footnote"><text:note-citation>1</text:note-citation><text:note-body><text:p text:style-name="Standard"><text:tab/>Mark Fisher. <text:span text:style-name="T22">The Weird and the Eerie</text:span>. Repeater 2017. P. 63.</text:p></text:note-body></text:note></text:p>
      <text:p text:style-name="Standard"/>
      <text:p text:style-name="P9">This text intends to give insight into everything that was and is happening behind the scenes <text:span text:style-name="T14">of</text:span> this project. On the technological side, this project consists of multiple components, most of which are based on so-called "artificial intelligence" (short AI). All messages and selfies are being generated live. The first <text:span text:style-name="T10">half</text:span> of this text will give a (critical) overview of this technology. The <text:span text:style-name="T10">second</text:span> <text:span text:style-name="T10">half</text:span> will go into the process of creating this project and go into detail about my choices and motivations.</text:p>
      <text:p text:style-name="Standard"/>
      <text:list xml:id="list120125246059201" text:continue-numbering="true" text:style-name="LS1">
        <text:list-item>
          <text:list>
            <text:list-item>
              <text:h text:style-name="P11" text:outline-level="2">Machine Learning</text:h>
            </text:list-item>
          </text:list>
        </text:list-item>
      </text:list>
      <text:p text:style-name="Standard"/>
      <text:p text:style-name="P6">Describing machine learning<text:note text:id="ftn2" text:note-class="footnote"><text:note-citation>2</text:note-citation><text:note-body><text:p text:style-name="Standard"><text:tab/><text:span text:style-name="T1">The terms machine learning and artificial intelligence are often used interchangeably. Machine learning actually is a technology that is a subset of the field of AI.</text:span></text:p></text:note-body></text:note> is challenging. This is not necessarily because it is a complicated technology. Most technologies were perceived to be complicated when they were new and yet were rather easy to explain once humans had gotten used to them and had a common vocabulary to describe them. While AIs use outside of research is still a recent development, most people have now had encounters with AI, knowingly or unknowingly. A common vocabulary seems to be developing.</text:p>
      <text:p text:style-name="P6"/>
      <text:p text:style-name="P6"><text:span text:style-name="T24">Exactly this emerging vocabulary makes describing machine learning challenging, though.</text:span> A common description of <text:span text:style-name="T11">it</text:span> might be: Machine learning describes algorithms that are able to “learn” certain patterns through being “shown” vast amounts of data. These patterns could be anything: visual patterns in images, grammatical patterns in text, etc. If you want an AI to be able to “discern” sad and happy facial expressions, for example, you could show the algorithm tens of thousands of pictures of sad and happy faces that are labeled as such. After a while of training with these pictures, the AI will be able to put the labels “sad” and “happy” on completely new portraits that it has never “seen” before. Aside from labeling or classifying data, machine learning algorithms can also generate new data. An algorithm that is trained with faces, for example, will “learn” what a face looks like and will be able to construct completely new faces with that knowledge.</text:p>
      <text:p text:style-name="P6"/>
      <text:p text:style-name="P6">The problem with this explanation is that, while machine learning algorithms can label or generate data through a process called training, they are probably not capable of "learning" or "discerning" anything in any way <text:span text:style-name="T24">that would be familiar to humans, </text:span><text:span text:style-name="T27">a</text:span><text:span text:style-name="T24">lthough these terms might suggest otherwise.</text:span> As Matteo Pasquinelli and Vladan Joler put it: "Machine learning is a term that, as much as 'AI', anthropomorphizes a piece of technology: machine learning learns nothing in the proper sense of the word, as a human does."<text:note text:id="ftn3" text:note-class="footnote"><text:note-citation>3</text:note-citation><text:note-body><text:p text:style-name="P5"><text:tab/>Matteo Pasquinelli and Vladan Joler. <text:span text:style-name="T22">The Nooscope Manifested: Artificial Intelligence as Instrument of Knowledge Extractivism</text:span>. 12 June 2022. https://nooscope.ai</text:p></text:note-body></text:note></text:p>
      <text:p text:style-name="P6"/>
      <text:p text:style-name="P7">It is important to keep in mind that, as much as the field of AI is a technological praxis, it is also a narrative one. In the words of Phil Agre: "As a practical matter, the purpose of AI is to build computer systems whose operation can be narrated using intentional vocabulary. Innovations <text:soft-page-break/>frequently involve techniques that bring new vocabulary into the field: reasoning, planning, learning, choosing, strategizing, and so on. Whether the resulting systems are really exhibiting these qualities is hard to say".<text:note text:id="ftn4" text:note-class="footnote"><text:note-citation>4</text:note-citation><text:note-body><text:p text:style-name="Standard"><text:tab/><text:span text:style-name="T9">Phil Agre, </text:span><text:span text:style-name="T19">Toward a Critical Technical Practice: Lessons Learned in Trying to Reform AI</text:span><text:span text:style-name="T20">. 12 June 2022. https://pages.gseis.ucla.edu/faculty/agre/critical.html</text:span></text:p></text:note-body></text:note></text:p>
      <text:p text:style-name="P6"/>
      <text:p text:style-name="P6"><text:span text:style-name="T1">Th</text:span><text:span text:style-name="T3">is</text:span><text:span text:style-name="T1"> blurring of concepts between humans and machines may be in part responsible for the mystification that is happening around AI. Even the expression “artificial intelligence” implies some kind of autonom</text:span><text:span text:style-name="T3">ous</text:span><text:span text:style-name="T1">, mystical, alien computer minds.</text:span><text:span text:style-name="T1"><text:note text:id="ftn5" text:note-class="footnote"><text:note-citation>5</text:note-citation><text:note-body><text:p text:style-name="P5"><text:tab/><text:span text:style-name="T29">C</text:span><text:span text:style-name="T8">f</text:span>. Matteo Pasquinelli and Vladan Joler. <text:span text:style-name="T22">The Nooscope Manifested: Artificial Intelligence as Instrument of Knowledge Extractivism</text:span>. 12 June 2022. https://nooscope.ai</text:p></text:note-body></text:note></text:span><text:span text:style-name="T1"> The idea of thinking (and maybe even feeling) machines is, of course, an old one </text:span><text:span text:style-name="T21">to be found in</text:span><text:span text:style-name="T1"> literature and films. So naturally, in this time of transition where AI is seeing more and wider use, there are still sci-fi-like stories floating around in our minds. The question of agency is at the core of many of these stories where often an AI becomes self-aware and sometimes devious. This may be part of the eeriness that is still present in our perception of AI.</text:span></text:p>
      <text:p text:style-name="P6"/>
      <text:p text:style-name="P13">According to Mark Fisher "the sensation of the eerie occurs either when there is something present when there should be nothing, or there is nothing present when there should be something".<text:note text:id="ftn6" text:note-class="footnote"><text:note-citation>6</text:note-citation><text:note-body><text:p text:style-name="Standard"><text:tab/>Mark Fisher. <text:span text:style-name="T23">The Weird and the Eerie</text:span><text:span text:style-name="T2">. Repeater 2017. P. 61.</text:span></text:p></text:note-body></text:note> For most of us, there is something eerie in the fact that machines seem to display cognition or even opinions and feelings (in the case of text-generating algorithms) when they are just machines and as those, should not be able to think or feel anything.</text:p>
      <text:p text:style-name="P1"/>
      <text:list xml:id="list120126767374792" text:continue-numbering="true" text:style-name="LS1">
        <text:list-item>
          <text:list>
            <text:list-item>
              <text:h text:style-name="P11" text:outline-level="2">Choices</text:h>
            </text:list-item>
          </text:list>
        </text:list-item>
      </text:list>
      <text:p text:style-name="P2"/>
      <text:p text:style-name="P6"><text:span text:style-name="T4">In the end, the questions of whether machines can think were not of interest to me in this project, but the matter of what humans project into machines was. The eeriness that is perceived reminded me of ghost stories, especially when thinking about the question of agency. Is something "present"? Can it "see" me? The proper answer, laid out in the text above, is: It depends on what expressions like “present” and “see” mean to you, but probably not. This is interestingly a similar answer that I would give to somebody, who asks me, whether ghosts exist. </text:span><text:span text:style-name="T7">Yet I certainly know the feeling of having a shiver run down my spine because I am in an eerie place and I think about what happened or might have happened here</text:span><text:span text:style-name="T4">.</text:span></text:p>
      <text:p text:style-name="P3"/>
      <text:p text:style-name="P6"><text:span text:style-name="T4">I am not the first to make the connection between AI and ghosts, however. Business got there way before me. As an example: In 2014, the start-up eterni.me was founded with the aim of enabling people to exist beyond their death: By handing over their most intimate data as well as access to their social media accounts, AIs are supposed to be able to create avatars after the death of these people, which "live on" ghostly in their place.</text:span><text:span text:style-name="T4"><text:note text:id="ftn7" text:note-class="footnote"><text:note-citation>7</text:note-citation><text:note-body><text:p text:style-name="P2"><text:tab/>Etnernime. <text:span text:style-name="T22">Eternime Alpha Two</text:span>. <text:span text:style-name="T28">26 February 2022. </text:span>https://vimeo.com/142260863</text:p></text:note-body></text:note></text:span></text:p>
      <text:p text:style-name="P3"/>
      <text:p text:style-name="P7">This leads into another ghostly quality to AI: The fact that it can never truly generate <text:span text:style-name="T12">anything</text:span> new. As it is able to regenerate and predict patterns from its training datasets, it is bound to the information in that data. Thus "machine learning automates the dictatorship of the past, of past taxonomies and behavioral patterns, over the present. This problem can be termed the regeneration of the old […]".<text:note text:id="ftn8" text:note-class="footnote"><text:note-citation>8</text:note-citation><text:note-body><text:p text:style-name="P5"><text:tab/>Matteo Pasquinelli and Vladan Joler. <text:span text:style-name="T22">The Nooscope Manifested: Artificial Intelligence as Instrument of Knowledge Extractivism</text:span>. 12 June 2022. https://nooscope.ai</text:p></text:note-body></text:note> One could say, rather dramatically, that machine learning algorithms are doomed to echo past events, voices, and faces (anything that it's trained on, anyway). <text:span text:style-name="T26">Rather like one might imagine a ghost: Being an echo of someone who once lived and now </text:span><text:span text:style-name="T28">is</text:span><text:span text:style-name="T26"> neither really living nor fully dead</text:span>, <text:span text:style-name="T26">but constrained to reenact what its living self once did and said.</text:span></text:p>
      <text:p text:style-name="P3"><text:soft-page-break/></text:p>
      <text:p text:style-name="P6">All of the above motivated me to create this “<text:span text:style-name="T25">spooky” </text:span>interface, where text and messages shift around and which always seems a bit too slow to be an actual working chat app. With the messages and selfies, too, I meant to work with the eerie, skating around the questions of presence and absence. Sometimes they make total sense: A conversation unfolds that could be between humans and the images look almost as if they'd actually been taken by a camera. Then, suddenly, all this falls apart again, when grammar fails or a part of the conversation gets repeated over and over like a broken record.</text:p>
      <text:p text:style-name="P4"/>
      <text:h text:style-name="Heading_20_2" text:outline-level="2">Process</text:h>
      <text:p text:style-name="Text_20_body"/>
      <text:p text:style-name="P14">Every machine learning model needs a dataset. In this case building the dataset started with <text:span text:style-name="T29">e</text:span>mail conversations I had with Hendrik Kempt, a philosopher, working in applied ethics. These conversations were topic driven, revolving around the use of AI, but also digital surveillance and control, ghosts and the way we think as scientists, artists and programmers. Later I rewrote these <text:span text:style-name="T29">e</text:span>mails into a chat.</text:p>
      <text:p text:style-name="P14"/>
      <text:p text:style-name="P14">Also, part of the dataset is a chat conversation between two performers, Lola Wittstamm and Sarah Lucey who performatively created a conversation over three days. Through this data, the relationship between the conversation partners is established further and the places where they are staying are set, as Lola and Sarah describe imagined places their characters inhabit. Mixing these conversations also anonymizes all participants somewhat, as it becomes hard to tell what originated from whom.</text:p>
      <text:p text:style-name="P6"/>
      <text:p text:style-name="P6">Here I was using the ability of machine learning to compress the dataset during training.<text:note text:id="ftn9" text:note-class="footnote"><text:note-citation>9</text:note-citation><text:note-body><text:p text:style-name="P5"><text:tab/><text:span text:style-name="T29">Cf. ib</text:span><text:span text:style-name="T15">id.</text:span></text:p></text:note-body></text:note>As the conversation between Hendrik and me and that between the performers gets put into the same dataset, it will generate a mix of both conversations, sometimes leaning more into <text:span text:style-name="T18">one conversation’s</text:span> topic<text:span text:style-name="T32">s</text:span> and sometimes more into the other<text:span text:style-name="T32">s</text:span>. I did the same with the selfies, conflating my face and one performer’s together and Hendrik’s face and the other’s.</text:p>
      <text:p text:style-name="P6"/>
      <text:p text:style-name="P6"><text:span text:style-name="T4">For the sounds that get played, when a message gets received, I worked differently: I recorded all </text:span><text:span text:style-name="T5">default</text:span><text:span text:style-name="T4"> notification sounds </text:span><text:span text:style-name="T6">of</text:span><text:span text:style-name="T4"> my phone and used an algorithm to compress them into one sound. The result is a list of numbers. Now I put slight variations on those numbers and used the same algorithm to turn them back into audio files. The result is that each sound is now abstracted randomly.</text:span></text:p>
      <text:p text:style-name="P6"/>
      <text:p text:style-name="P6">I need to add that I did not train any machine learning model from scratch. For this, I would have needed several libraries worth of text for the messages and at least 50.000 images for the selfies. Instead, I used a technique called "finetuning". For finetuning one uses models that were already trained<text:note text:id="ftn10" text:note-class="footnote"><text:note-citation>10</text:note-citation><text:note-body><text:p text:style-name="Standard"><text:tab/>In the case of the messages, the model was pre-trained with the <text:a xlink:type="simple" xlink:href="https://github.com/EleutherAI/the-pile" text:style-name="Internet_20_link" text:visited-style-name="Visited_20_Internet_20_Link">PILE</text:a> dataset, and in the case of the selfies with <text:a xlink:type="simple" xlink:href="https://github.com/NVlabs/ffhq-dataset" text:style-name="Internet_20_link" text:visited-style-name="Visited_20_Internet_20_Link">FFHQ</text:a>.</text:p></text:note-body></text:note> and trains them for a little longer with a much smaller, but more focused, dataset. So the models were already able to create images and text respectively before I finetuned them, but through finetuning they now generate texts, that somewhat approximate my datasets. While it is unlikely that faces or words pop up that <text:span text:style-name="T13">are completely different from my dataset</text:span>, it is worth mentioning that the pre-training datasets are still compressed in there somewhere, maybe peeking out at opportune moments, to reveal themselves.</text:p>
      <text:p text:style-name="Standard"/>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pitch="variable"/>
    <style:font-face style:name="Noto Sans CJK SC" svg:font-family="'Noto Sans CJK SC'" style:font-pitch="variable"/>
    <style:font-face style:name="Noto Serif CJK SC" svg:font-family="'Noto Serif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2pt" style:language-asian="none" style:country-asian="none" style:font-name-complex="Lohit Devanagari" style:font-size-complex="12pt" style:language-complex="none" style:country-complex="none"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Normal" style:family="paragraph">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Heading" style:family="paragraph" style:parent-style-name="Standard"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text-properties style:font-name-complex="Lohit Devanagari" style:font-family-complex="'Lohit Devanagari'" style:font-pitch-complex="variable"/>
    </style:style>
    <style:style style:name="Caption" style:family="paragraph" style:parent-style-name="Standard" style:class="extra">
      <style:paragraph-properties fo:margin-top="0.0835in" fo:margin-bottom="0.0835in" loext:contextual-spacing="false"/>
      <style:text-properties fo:font-size="12pt" fo:font-style="italic" style:font-size-asian="12pt" style:font-style-asian="italic" style:font-name-complex="Lohit Devanagari" style:font-family-complex="'Lohit Devanagari'" style:font-pitch-complex="variable" style:font-size-complex="12pt" style:font-style-complex="italic"/>
    </style:style>
    <style:style style:name="Index" style:family="paragraph" style:parent-style-name="Standard" style:class="index">
      <style:text-properties fo:language="zxx" fo:country="none" style:font-name-complex="Lohit Devanagari" style:font-family-complex="'Lohit Devanagari'" style:font-pitch-complex="variable"/>
    </style:style>
    <style:style style:name="Footnote" style:family="paragraph" style:parent-style-name="Standard" style:class="extra">
      <style:paragraph-properties fo:margin-left="0.2362in" fo:margin-right="0in" fo:text-indent="-0.2362in" style:auto-text-indent="false"/>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reference" style:display-name="Footnote reference" style:family="text" style:parent-style-name="Default_20_Paragraph_20_Font">
      <style:text-properties style:text-position="super 58%"/>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
        <style:list-level-properties/>
      </text:list-level-style-number>
      <text:list-level-style-number text:level="6" text:style-name="List1Level5" style:num-format="">
        <style:list-level-properties/>
      </text:list-level-style-number>
      <text:list-level-style-number text:level="7" text:style-name="List1Level6" style:num-format="">
        <style:list-level-properties/>
      </text:list-level-style-number>
      <text:list-level-style-number text:level="8" text:style-name="List1Level7" style:num-format="">
        <style:list-level-properties/>
      </text:list-level-style-number>
      <text:list-level-style-number text:level="9" text:style-name="List1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
    <meta:creation-date>2022-09-06T15:32:42</meta:creation-date>
    <dc:date>2022-09-12T12:01:24.634234063</dc:date>
    <meta:editing-cycles>37</meta:editing-cycles>
    <meta:editing-duration>PT3H6M33S</meta:editing-duration>
    <meta:document-statistic meta:table-count="0" meta:image-count="0" meta:object-count="0" meta:page-count="3" meta:paragraph-count="31" meta:word-count="1779" meta:character-count="10820" meta:non-whitespace-character-count="9062"/>
  </office:meta>
</office:document-meta>
</file>